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f2ad3" officeooo:paragraph-rsid="00327d16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f2ad3" officeooo:paragraph-rsid="003441f0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f2ad3" officeooo:paragraph-rsid="0034f88f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f2ad3" officeooo:paragraph-rsid="0035bf93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6d44" officeooo:paragraph-rsid="00136d44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4c1ee" officeooo:paragraph-rsid="0014c1ee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9af1" officeooo:paragraph-rsid="00179af1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09338" officeooo:paragraph-rsid="00009338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450cf" officeooo:paragraph-rsid="0000130a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9dab5" officeooo:paragraph-rsid="0019dab5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8b26c" officeooo:paragraph-rsid="0018b26c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0130a" officeooo:paragraph-rsid="0000130a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0130a" officeooo:paragraph-rsid="000e895e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0130a" officeooo:paragraph-rsid="0025d224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c952" officeooo:paragraph-rsid="000eef08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c952" officeooo:paragraph-rsid="000f9be9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f9be9" officeooo:paragraph-rsid="000f9be9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5ef2" officeooo:paragraph-rsid="000b5ef2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0c9b4" officeooo:paragraph-rsid="0010c9b4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cb325" officeooo:paragraph-rsid="000cb325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0ac6c" officeooo:paragraph-rsid="0021d450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1d450" officeooo:paragraph-rsid="0021d450" style:font-size-asian="12.25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348de" officeooo:paragraph-rsid="002348de" style:font-size-asian="12.25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6678d" officeooo:paragraph-rsid="00296d94" style:font-size-asian="12.25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96d94" officeooo:paragraph-rsid="00296d94" style:font-size-asian="12.25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a3421" officeooo:paragraph-rsid="002a3421" style:font-size-asian="12.25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9771b" officeooo:paragraph-rsid="0009771b" style:font-size-asian="12.25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9771b" officeooo:paragraph-rsid="003a33c7" style:font-size-asian="12.25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9771b" officeooo:paragraph-rsid="004bc704" style:font-size-asian="12.25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e0566" officeooo:paragraph-rsid="0035bf93" style:font-size-asian="12.25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e0566" officeooo:paragraph-rsid="002e0566" style:font-size-asian="12.25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152a5" officeooo:paragraph-rsid="004152a5" style:font-size-asian="12.25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152a5" officeooo:paragraph-rsid="003f7936" style:font-size-asian="12.25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44655" officeooo:paragraph-rsid="00444655" style:font-size-asian="12.25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7984f" officeooo:paragraph-rsid="0047984f" style:font-size-asian="12.25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8ea07" officeooo:paragraph-rsid="0048ea07" style:font-size-asian="12.25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f7936" officeooo:paragraph-rsid="003f7936" style:font-size-asian="12.25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f7936" officeooo:paragraph-rsid="004152a5" style:font-size-asian="12.25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cb82e" officeooo:paragraph-rsid="004cb82e" style:font-size-asian="12.25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ee37b" officeooo:paragraph-rsid="004ee37b" style:font-size-asian="12.25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ee37b" officeooo:paragraph-rsid="005249e7" style:font-size-asian="12.25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59634d" officeooo:paragraph-rsid="0059634d" style:font-size-asian="12.25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fo:font-weight="normal" officeooo:rsid="0010c9b4" officeooo:paragraph-rsid="0018b26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font-name="Ubuntu" fo:font-size="14pt" fo:font-weight="normal" officeooo:rsid="0010c9b4" officeooo:paragraph-rsid="0019dab5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Ubuntu" fo:font-size="14pt" fo:font-weight="normal" officeooo:rsid="0010c9b4" officeooo:paragraph-rsid="0010c9b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font-name="Ubuntu" fo:font-size="14pt" fo:font-weight="normal" officeooo:rsid="0010c9b4" officeooo:paragraph-rsid="0034f88f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10c9b4" officeooo:paragraph-rsid="0051d09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10c9b4" officeooo:paragraph-rsid="0053305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10c9b4" officeooo:paragraph-rsid="005604e6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normal" officeooo:rsid="0010c9b4" officeooo:paragraph-rsid="0057715e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4pt" fo:font-weight="normal" officeooo:rsid="0010c9b4" officeooo:paragraph-rsid="0059634d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style:font-name="Ubuntu" fo:font-size="14pt" fo:font-weight="normal" officeooo:rsid="001a0fb1" officeooo:paragraph-rsid="001a0fb1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style:font-name="Ubuntu" fo:font-size="14pt" fo:font-weight="normal" officeooo:rsid="0034f88f" officeooo:paragraph-rsid="0034f88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style:font-name="Ubuntu" fo:font-size="14pt" fo:font-weight="normal" officeooo:rsid="0054e5af" officeooo:paragraph-rsid="0054e5a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font-name="Ubuntu" fo:font-size="14pt" fo:font-weight="normal" officeooo:rsid="0057715e" officeooo:paragraph-rsid="0057715e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font-name="Ubuntu" fo:font-size="14pt" fo:font-weight="normal" officeooo:rsid="0059634d" officeooo:paragraph-rsid="0059634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5adcb5" officeooo:paragraph-rsid="005adcb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1a0fb1" officeooo:paragraph-rsid="001a0fb1" fo:background-color="#dddddd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font-name="Ubuntu" fo:font-size="14pt" fo:font-weight="normal" officeooo:rsid="0010c9b4" officeooo:paragraph-rsid="0010c9b4" fo:background-color="#dddddd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4pt" fo:font-weight="normal" officeooo:rsid="0037938d" officeooo:paragraph-rsid="0037938d" fo:background-color="#dddddd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4pt" fo:font-weight="normal" officeooo:rsid="0037938d" officeooo:paragraph-rsid="0038bc0c" fo:background-color="#dddddd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style:font-name="Ubuntu" fo:font-size="14pt" fo:font-weight="normal" officeooo:rsid="005604e6" officeooo:paragraph-rsid="005604e6" fo:background-color="#dddddd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style:font-name="Ubuntu" fo:font-size="14pt" fo:font-weight="normal" officeooo:rsid="0057715e" officeooo:paragraph-rsid="0057715e" fo:background-color="#dddddd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style:font-name="Ubuntu" fo:font-size="14pt" fo:font-weight="normal" officeooo:rsid="0059634d" officeooo:paragraph-rsid="0059634d" fo:background-color="#dddddd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style:font-name="Ubuntu" fo:font-size="14pt" fo:font-weight="normal" officeooo:rsid="0059634d" officeooo:paragraph-rsid="005adcb5" fo:background-color="#dddddd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style:font-name="Ubuntu" fo:font-size="14pt" fo:font-weight="normal" officeooo:rsid="005adcb5" officeooo:paragraph-rsid="005adcb5" fo:background-color="#dddddd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style:font-name="Ubuntu" fo:font-size="14pt" fo:font-weight="normal" officeooo:rsid="0062e450" officeooo:paragraph-rsid="0062e450" fo:background-color="#dddddd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style:font-name="Ubuntu" fo:font-size="14pt" fo:font-weight="normal" officeooo:rsid="00626e1e" officeooo:paragraph-rsid="00626e1e" fo:background-color="#dddddd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style:font-name="Ubuntu" fo:font-size="14pt" fo:font-weight="normal" officeooo:rsid="005e089d" officeooo:paragraph-rsid="005e089d" fo:background-color="#dddddd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style:font-name="Ubuntu" fo:font-size="14pt" fo:font-weight="normal" officeooo:rsid="005cd653" officeooo:paragraph-rsid="005e089d" fo:background-color="#dddddd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style:font-name="Ubuntu" fo:font-size="14pt" fo:font-weight="normal" officeooo:rsid="006a424e" officeooo:paragraph-rsid="006a424e" fo:background-color="#dddddd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style:font-name="Ubuntu" fo:font-size="14pt" fo:font-weight="normal" officeooo:rsid="0010c9b4" officeooo:paragraph-rsid="005adcb5" fo:background-color="#ffffff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style:font-name="Ubuntu" fo:font-size="14pt" fo:font-weight="normal" officeooo:rsid="0010c9b4" officeooo:paragraph-rsid="005f99b7" fo:background-color="#ffffff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style:font-name="Ubuntu" fo:font-size="14pt" fo:font-weight="normal" officeooo:rsid="0010c9b4" officeooo:paragraph-rsid="00626e1e" fo:background-color="#ffffff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style:font-name="Ubuntu" fo:font-size="14pt" fo:font-weight="normal" officeooo:rsid="0010c9b4" officeooo:paragraph-rsid="0062f55b" fo:background-color="#ffffff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style:font-name="Ubuntu" fo:font-size="14pt" fo:font-weight="normal" officeooo:rsid="0010c9b4" officeooo:paragraph-rsid="006bbd3e" fo:background-color="#ffffff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style:font-name="Ubuntu" fo:font-size="14pt" fo:font-weight="normal" officeooo:rsid="0009771b" officeooo:paragraph-rsid="005adcb5" fo:background-color="#ffffff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style:font-name="Ubuntu" fo:font-size="14pt" fo:font-weight="normal" officeooo:rsid="005cd653" officeooo:paragraph-rsid="005d89d1" fo:background-color="#ffffff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5cd653" officeooo:paragraph-rsid="005e089d" fo:background-color="#ffffff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5e089d" officeooo:paragraph-rsid="005e089d" fo:background-color="#ffffff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font-name="Ubuntu" fo:font-size="14pt" fo:font-weight="normal" officeooo:rsid="005ff4c9" officeooo:paragraph-rsid="005ff4c9" fo:background-color="#ffffff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style:font-name="Ubuntu" fo:font-size="14pt" fo:font-weight="normal" officeooo:rsid="00626e1e" officeooo:paragraph-rsid="00626e1e" fo:background-color="#ffffff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style:font-name="Ubuntu" fo:font-size="14pt" fo:font-weight="normal" officeooo:rsid="0062e450" officeooo:paragraph-rsid="0062e450" fo:background-color="#ffffff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style:font-name="Ubuntu" fo:font-size="14pt" fo:font-weight="normal" officeooo:rsid="00691564" officeooo:paragraph-rsid="00691564" fo:background-color="#ffffff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style:font-name="Ubuntu" fo:font-size="14pt" fo:font-weight="normal" officeooo:rsid="006a424e" officeooo:paragraph-rsid="006bbd3e" fo:background-color="#ffffff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style:font-name="Ubuntu" fo:font-size="14pt" officeooo:rsid="00179af1" officeooo:paragraph-rsid="00179af1" fo:background-color="#dddddd" style:font-size-asian="12.25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179af1" officeooo:paragraph-rsid="0018b26c" fo:background-color="#dddddd" style:font-size-asian="12.25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009338" officeooo:paragraph-rsid="0018b26c" fo:background-color="#dddddd" style:font-size-asian="12.25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09338" officeooo:paragraph-rsid="0002f2e7" fo:background-color="#dddddd" style:font-size-asian="12.25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18b26c" officeooo:paragraph-rsid="0018b26c" fo:background-color="#dddddd" style:font-size-asian="12.25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57eb5" officeooo:paragraph-rsid="0019dab5" fo:background-color="#dddddd" style:font-size-asian="12.25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19dab5" officeooo:paragraph-rsid="0019dab5" fo:background-color="#dddddd" style:font-size-asian="12.25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f9be9" officeooo:paragraph-rsid="000f9be9" fo:background-color="#dddddd" style:font-size-asian="12.25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10c9b4" officeooo:paragraph-rsid="0010c9b4" fo:background-color="#dddddd" style:font-size-asian="12.25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21d450" officeooo:paragraph-rsid="0021d450" fo:background-color="#dddddd" style:font-size-asian="12.25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2a3421" officeooo:paragraph-rsid="002a3421" fo:background-color="#dddddd" style:font-size-asian="12.25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2c0d4d" officeooo:paragraph-rsid="002c0d4d" fo:background-color="#dddddd" style:font-size-asian="12.25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34f88f" officeooo:paragraph-rsid="0034f88f" fo:background-color="#dddddd" style:font-size-asian="12.25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38bc0c" officeooo:paragraph-rsid="0038bc0c" fo:background-color="#dddddd" style:font-size-asian="12.25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460fa5" officeooo:paragraph-rsid="00460fa5" fo:background-color="#dddddd" style:font-size-asian="12.25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48ea07" officeooo:paragraph-rsid="0048ea07" fo:background-color="#dddddd" style:font-size-asian="12.25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49da36" officeooo:paragraph-rsid="0049da36" fo:background-color="#dddddd" style:font-size-asian="12.25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4bc704" officeooo:paragraph-rsid="004bc704" fo:background-color="#dddddd" style:font-size-asian="12.25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4e4590" officeooo:paragraph-rsid="004e4590" fo:background-color="#dddddd" style:font-size-asian="12.25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4ee37b" officeooo:paragraph-rsid="004ee37b" fo:background-color="#dddddd" style:font-size-asian="12.25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533050" officeooo:paragraph-rsid="00533050" fo:background-color="#dddddd" style:font-size-asian="12.25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59634d" officeooo:paragraph-rsid="0059634d" fo:background-color="#dddddd" style:font-size-asian="12.25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59634d" officeooo:paragraph-rsid="005adcb5" fo:background-color="#dddddd" style:font-size-asian="12.25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fo:font-weight="bold" officeooo:rsid="00179af1" officeooo:paragraph-rsid="00179af1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line-height="150%"/>
      <style:text-properties style:font-name="Ubuntu" fo:font-size="14pt" fo:font-weight="bold" officeooo:rsid="0018b26c" officeooo:paragraph-rsid="0018b26c" style:font-size-asian="12.25pt" style:font-weight-asian="bold" style:font-size-complex="14pt" style:font-weight-complex="bold"/>
    </style:style>
    <style:style style:name="P111" style:family="paragraph" style:parent-style-name="Standard">
      <style:paragraph-properties fo:line-height="150%"/>
      <style:text-properties style:font-name="Ubuntu" fo:font-size="14pt" fo:font-weight="bold" officeooo:rsid="0019dab5" officeooo:paragraph-rsid="0019dab5" style:font-size-asian="12.25pt" style:font-weight-asian="bold" style:font-size-complex="14pt" style:font-weight-complex="bold"/>
    </style:style>
    <style:style style:name="P112" style:family="paragraph" style:parent-style-name="Standard">
      <style:paragraph-properties fo:line-height="150%"/>
      <style:text-properties style:font-name="Ubuntu" fo:font-size="14pt" fo:font-weight="bold" officeooo:rsid="0010c9b4" officeooo:paragraph-rsid="0010c9b4" style:font-size-asian="12.25pt" style:font-weight-asian="bold" style:font-size-complex="14pt" style:font-weight-complex="bold"/>
    </style:style>
    <style:style style:name="P113" style:family="paragraph" style:parent-style-name="Standard">
      <style:paragraph-properties fo:line-height="150%"/>
      <style:text-properties style:font-name="Ubuntu" fo:font-size="14pt" fo:font-weight="bold" officeooo:rsid="000e895e" officeooo:paragraph-rsid="000e895e" style:font-size-asian="12.25pt" style:font-weight-asian="bold" style:font-size-complex="14pt" style:font-weight-complex="bold"/>
    </style:style>
    <style:style style:name="P114" style:family="paragraph" style:parent-style-name="Standard">
      <style:paragraph-properties fo:line-height="150%"/>
      <style:text-properties style:font-name="Ubuntu" fo:font-size="14pt" fo:font-weight="bold" officeooo:rsid="002a3421" officeooo:paragraph-rsid="002a3421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line-height="150%"/>
      <style:text-properties style:font-name="Ubuntu" fo:font-size="14pt" fo:font-weight="bold" officeooo:rsid="0037938d" officeooo:paragraph-rsid="0037938d" style:font-size-asian="12.25pt" style:font-weight-asian="bold" style:font-size-complex="14pt" style:font-weight-complex="bold"/>
    </style:style>
    <style:style style:name="P116" style:family="paragraph" style:parent-style-name="Standard">
      <style:paragraph-properties fo:line-height="150%"/>
      <style:text-properties style:font-name="Ubuntu" fo:font-size="14pt" fo:font-weight="bold" officeooo:rsid="003a33c7" officeooo:paragraph-rsid="003a33c7" style:font-size-asian="12.25pt" style:font-weight-asian="bold" style:font-size-complex="14pt" style:font-weight-complex="bold"/>
    </style:style>
    <style:style style:name="P117" style:family="paragraph" style:parent-style-name="Standard">
      <style:paragraph-properties fo:line-height="150%"/>
      <style:text-properties style:font-name="Ubuntu" fo:font-size="14pt" fo:font-weight="bold" officeooo:rsid="0049da36" officeooo:paragraph-rsid="0049da36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line-height="150%"/>
      <style:text-properties style:font-name="Ubuntu" fo:font-size="14pt" fo:font-weight="bold" officeooo:rsid="004bc704" officeooo:paragraph-rsid="004bc704" style:font-size-asian="12.25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style:font-name="Ubuntu" fo:font-size="14pt" fo:font-weight="bold" officeooo:rsid="00560d8f" officeooo:paragraph-rsid="00560d8f" style:font-size-asian="12.25pt" style:font-weight-asian="bold" style:font-size-complex="14pt" style:font-weight-complex="bold"/>
    </style:style>
    <style:style style:name="P120" style:family="paragraph" style:parent-style-name="Standard">
      <style:paragraph-properties fo:line-height="150%"/>
      <style:text-properties style:font-name="Ubuntu" fo:font-size="14pt" fo:font-weight="bold" officeooo:rsid="0057715e" officeooo:paragraph-rsid="0057715e" style:font-size-asian="12.25pt" style:font-weight-asian="bold" style:font-size-complex="14pt" style:font-weight-complex="bold"/>
    </style:style>
    <style:style style:name="P121" style:family="paragraph" style:parent-style-name="Standard">
      <style:paragraph-properties fo:line-height="150%"/>
      <style:text-properties style:font-name="Ubuntu" fo:font-size="14pt" fo:font-weight="bold" officeooo:rsid="0059634d" officeooo:paragraph-rsid="0059634d" style:font-size-asian="12.25pt" style:font-weight-asian="bold" style:font-size-complex="14pt" style:font-weight-complex="bold"/>
    </style:style>
    <style:style style:name="P122" style:family="paragraph" style:parent-style-name="Standard">
      <style:paragraph-properties fo:line-height="150%"/>
      <style:text-properties style:font-name="Ubuntu" fo:font-size="14pt" fo:font-weight="bold" officeooo:rsid="005adcb5" officeooo:paragraph-rsid="005adcb5" style:font-size-asian="12.25pt" style:font-weight-asian="bold" style:font-size-complex="14pt" style:font-weight-complex="bold"/>
    </style:style>
    <style:style style:name="P123" style:family="paragraph" style:parent-style-name="Standard">
      <style:paragraph-properties fo:line-height="150%"/>
      <style:text-properties style:font-name="Ubuntu" fo:font-size="14pt" fo:font-weight="bold" officeooo:rsid="005adcb5" officeooo:paragraph-rsid="005adcb5" fo:background-color="#ffffff" style:font-size-asian="12.25pt" style:font-weight-asian="bold" style:font-size-complex="14pt" style:font-weight-complex="bold"/>
    </style:style>
    <style:style style:name="P124" style:family="paragraph" style:parent-style-name="Standard">
      <style:paragraph-properties fo:line-height="150%"/>
      <style:text-properties style:font-name="Ubuntu" officeooo:paragraph-rsid="0019dab5"/>
    </style:style>
    <style:style style:name="P12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2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27" style:family="paragraph" style:parent-style-name="Heading_20_3">
      <style:paragraph-properties fo:line-height="150%"/>
      <style:text-properties style:font-name="Ubuntu" fo:font-weight="bold" style:font-weight-asian="bold" style:font-weight-complex="bold"/>
    </style:style>
    <style:style style:name="T1" style:family="text">
      <style:text-properties officeooo:rsid="0002f2e7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f9be9" fo:background-color="#dddddd" loext:char-shading-value="0"/>
    </style:style>
    <style:style style:name="T4" style:family="text">
      <style:text-properties officeooo:rsid="005e089d" fo:background-color="#dddddd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7938d" style:font-weight-asian="normal" style:font-weight-complex="normal"/>
    </style:style>
    <style:style style:name="T7" style:family="text">
      <style:text-properties fo:font-weight="normal" officeooo:rsid="00327d16" fo:background-color="#ffffff" loext:char-shading-value="0" style:font-weight-asian="normal" style:font-weight-complex="normal"/>
    </style:style>
    <style:style style:name="T8" style:family="text">
      <style:text-properties fo:font-weight="normal" officeooo:rsid="0034201f" fo:background-color="#ffffff" loext:char-shading-value="0" style:font-weight-asian="normal" style:font-weight-complex="normal"/>
    </style:style>
    <style:style style:name="T9" style:family="text">
      <style:text-properties fo:font-weight="normal" officeooo:rsid="003441f0" fo:background-color="#ffffff" loext:char-shading-value="0" style:font-weight-asian="normal" style:font-weight-complex="normal"/>
    </style:style>
    <style:style style:name="T10" style:family="text">
      <style:text-properties fo:font-weight="normal" officeooo:rsid="003441f0" fo:background-color="#dddddd" loext:char-shading-value="0" style:font-weight-asian="normal" style:font-weight-complex="normal"/>
    </style:style>
    <style:style style:name="T11" style:family="text">
      <style:text-properties fo:font-weight="normal" officeooo:rsid="0034f88f" fo:background-color="#dddddd" loext:char-shading-value="0" style:font-weight-asian="normal" style:font-weight-complex="normal"/>
    </style:style>
    <style:style style:name="T12" style:family="text">
      <style:text-properties officeooo:rsid="0014c1ee"/>
    </style:style>
    <style:style style:name="T13" style:family="text">
      <style:text-properties officeooo:rsid="00179af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441f0" fo:background-color="#ffffff" loext:char-shading-value="0" style:font-weight-asian="bold" style:font-weight-complex="bold"/>
    </style:style>
    <style:style style:name="T16" style:family="text">
      <style:text-properties officeooo:rsid="0018b26c"/>
    </style:style>
    <style:style style:name="T17" style:family="text">
      <style:text-properties fo:font-variant="normal" fo:text-transform="none" fo:color="#000000" loext:opacity="100%" fo:font-size="22pt" fo:letter-spacing="normal" fo:font-weight="bold" style:font-size-asian="22pt" style:font-weight-asian="bold" style:font-size-complex="22pt" style:font-weight-complex="bold"/>
    </style:style>
    <style:style style:name="T18" style:family="text">
      <style:text-properties officeooo:rsid="0021d450"/>
    </style:style>
    <style:style style:name="T19" style:family="text">
      <style:text-properties officeooo:rsid="0025d224"/>
    </style:style>
    <style:style style:name="T20" style:family="text">
      <style:text-properties officeooo:rsid="00276e33"/>
    </style:style>
    <style:style style:name="T21" style:family="text">
      <style:text-properties officeooo:rsid="00296d94"/>
    </style:style>
    <style:style style:name="T22" style:family="text">
      <style:text-properties officeooo:rsid="0035bf93"/>
    </style:style>
    <style:style style:name="T23" style:family="text">
      <style:text-properties officeooo:rsid="0037938d"/>
    </style:style>
    <style:style style:name="T24" style:family="text">
      <style:text-properties officeooo:rsid="0038bc0c"/>
    </style:style>
    <style:style style:name="T25" style:family="text">
      <style:text-properties officeooo:rsid="0042bc45"/>
    </style:style>
    <style:style style:name="T26" style:family="text">
      <style:text-properties officeooo:rsid="00444655"/>
    </style:style>
    <style:style style:name="T27" style:family="text">
      <style:text-properties officeooo:rsid="00460fa5"/>
    </style:style>
    <style:style style:name="T28" style:family="text">
      <style:text-properties officeooo:rsid="0049da36"/>
    </style:style>
    <style:style style:name="T29" style:family="text">
      <style:text-properties fo:font-size="14pt" officeooo:rsid="00057eb5" style:font-size-asian="12.25pt" style:font-size-complex="14pt"/>
    </style:style>
    <style:style style:name="T30" style:family="text">
      <style:text-properties fo:font-size="20pt" officeooo:rsid="00057eb5" style:font-size-asian="20pt" style:font-size-complex="20pt"/>
    </style:style>
    <style:style style:name="T31" style:family="text">
      <style:text-properties officeooo:rsid="004cef81"/>
    </style:style>
    <style:style style:name="T32" style:family="text">
      <style:text-properties officeooo:rsid="004e4590"/>
    </style:style>
    <style:style style:name="T33" style:family="text">
      <style:text-properties officeooo:rsid="005249e7"/>
    </style:style>
    <style:style style:name="T34" style:family="text">
      <style:text-properties officeooo:rsid="00566dc2"/>
    </style:style>
    <style:style style:name="T35" style:family="text">
      <style:text-properties officeooo:rsid="0057715e"/>
    </style:style>
    <style:style style:name="T36" style:family="text">
      <style:text-properties style:font-name="Ubuntu" fo:font-weight="normal" officeooo:rsid="003441f0" fo:background-color="#ffffff" loext:char-shading-value="0" style:font-weight-asian="normal" style:font-weight-complex="normal"/>
    </style:style>
    <style:style style:name="T37" style:family="text">
      <style:text-properties officeooo:rsid="005adcb5"/>
    </style:style>
    <style:style style:name="T38" style:family="text">
      <style:text-properties officeooo:rsid="005cd653"/>
    </style:style>
    <style:style style:name="T39" style:family="text">
      <style:text-properties officeooo:rsid="005d89d1"/>
    </style:style>
    <style:style style:name="T40" style:family="text">
      <style:text-properties officeooo:rsid="005e089d"/>
    </style:style>
    <style:style style:name="T41" style:family="text">
      <style:text-properties officeooo:rsid="0060b1c4"/>
    </style:style>
    <style:style style:name="T42" style:family="text">
      <style:text-properties officeooo:rsid="00626e1e"/>
    </style:style>
    <style:style style:name="T43" style:family="text">
      <style:text-properties officeooo:rsid="0062e450"/>
    </style:style>
    <style:style style:name="T44" style:family="text">
      <style:text-properties officeooo:rsid="006a424e"/>
    </style:style>
    <style:style style:name="T45" style:family="text">
      <style:text-properties officeooo:rsid="006bbd3e"/>
    </style:style>
    <style:style style:name="T46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5" text:outline-level="1">Objetos 02</text:h>
      <text:p text:style-name="P5">Em objetos, <text:span text:style-name="T12">a junção de uma propriedade com uma função é chamado de metodo e a de uma propriedade com um valor fixo é chamado de propriedade.</text:span></text:p>
      <text:p text:style-name="P43">__________________________</text:p>
      <text:p text:style-name="P6">Para <text:span text:style-name="T13">deletar uma propriedade ou valor use o “delete”:</text:span></text:p>
      <text:p text:style-name="P86">delete objeto.propriedade </text:p>
      <text:p text:style-name="P7">ou</text:p>
      <text:p text:style-name="P86">delete objeto.propriedade.valor </text:p>
      <text:p text:style-name="P8"/>
      <text:p text:style-name="P7"><text:span text:style-name="T14">Ex:</text:span><text:line-break/><text:span text:style-name="T2">let usuario = { </text:span></text:p>
      <text:p text:style-name="P86"><text:s text:c="5"/>nome: ‘rafael’, </text:p>
      <text:p text:style-name="P86"><text:s text:c="5"/>idade: 18 </text:p>
      <text:p text:style-name="P86">} </text:p>
      <text:p text:style-name="P86">delete usuario.nome </text:p>
      <text:p text:style-name="P86"/>
      <text:p text:style-name="P109">Saida:</text:p>
      <text:p text:style-name="P86">let usuario = { </text:p>
      <text:p text:style-name="P86"><text:s text:c="5"/>idade: 18 </text:p>
      <text:p text:style-name="P86">} </text:p>
      <text:p text:style-name="P43">__________________________</text:p>
      <text:p text:style-name="P8">É <text:span text:style-name="T16">possível adicionar qualquer valor depois que o objeto já estiver criado:</text:span></text:p>
      <text:p text:style-name="P88">objeto.<text:span text:style-name="T1">novaP</text:span>ropriedade = [valor1, valor2] </text:p>
      <text:p text:style-name="P89"><text:s/>objeto.<text:span text:style-name="T1">novaP</text:span>ropriedade = <text:span text:style-name="T1">{propriedade: [valor1, valor2]} </text:span></text:p>
      <text:p text:style-name="P9"/>
      <text:p text:style-name="P110">Ex:</text:p>
      <text:p text:style-name="P87">let usuario = { </text:p>
      <text:p text:style-name="P87"><text:s text:c="5"/>nome: ‘rafael’, </text:p>
      <text:p text:style-name="P87"><text:soft-page-break/><text:s text:c="5"/>idade: 18 </text:p>
      <text:p text:style-name="P87">} </text:p>
      <text:p text:style-name="P90">usuario.pets = [‘cachorro’, ‘gato’]</text:p>
      <text:p text:style-name="P90"/>
      <text:p text:style-name="P110">Saida:</text:p>
      <text:p text:style-name="P87">let usuario = { </text:p>
      <text:p text:style-name="P87"><text:s text:c="5"/>nome: ‘rafael’, </text:p>
      <text:p text:style-name="P87"><text:s text:c="5"/>idade: 18 </text:p>
      <text:p text:style-name="P90"><text:s text:c="5"/>pets: [‘cachorro’, ‘gato’]</text:p>
      <text:p text:style-name="P87">} </text:p>
      <text:p text:style-name="P43">__________________________</text:p>
      <text:p text:style-name="P10">Encurtando metodos:</text:p>
      <text:p text:style-name="P91">propriedade: function( ) { } </text:p>
      <text:p text:style-name="P124"><text:span text:style-name="T29"><text:tab/></text:span><text:span text:style-name="T30"><text:tab/></text:span><text:span text:style-name="T17">↓</text:span></text:p>
      <text:p text:style-name="P91">propriedade( ) { } </text:p>
      <text:p text:style-name="P11"/>
      <text:p text:style-name="P111">Ex:</text:p>
      <text:p text:style-name="P92">let usuario = { </text:p>
      <text:p text:style-name="P92"><text:s text:c="5"/>nome: ‘rafael’ </text:p>
      <text:p text:style-name="P92"><text:s text:c="5"/>piscar( ) { } </text:p>
      <text:p text:style-name="P92">} </text:p>
      <text:p text:style-name="P44">__________________________</text:p>
      <text:p text:style-name="P52">Basta digitar o nome da variavel se a propriedade for ter o mesmo nome:</text:p>
      <text:p text:style-name="P58">let variavel = valor </text:p>
      <text:p text:style-name="P58">let objeto = { </text:p>
      <text:p text:style-name="P58"><text:s text:c="5"/>propriedade: valor, </text:p>
      <text:p text:style-name="P58"><text:s text:c="5"/>variavel </text:p>
      <text:p text:style-name="P58">} </text:p>
      <text:p text:style-name="P12"/>
      <text:p text:style-name="P12"><text:soft-page-break/>_____________________________________________________________________</text:p>
      <text:h text:style-name="P126" text:outline-level="2">Merge De Objetos</text:h>
      <text:p text:style-name="P15">Um merge é quando dois ou mais objetos são transformados em um. Através do metodo Object.assign( ) é possível fazer o merge, gerando um novo objeto ou alterando um que já existe. </text:p>
      <text:p text:style-name="P16">O Object.assign( ) aceita dois ou mais paramatros, sendo o primeiro o alvo. Para gerar um novo objeto é preciso declarar chaves vazias primeiro e depois os objetos que serão mergiados, para fazer isso basta digitar o nome do objeto e separa-los por virgula: <text:span text:style-name="T3">Object.assign({ }, objeto1, objeto2) </text:span></text:p>
      <text:p text:style-name="P93"/>
      <text:p text:style-name="P17">Alem disso tambem é preciso armazernar tudo em uma variavel:</text:p>
      <text:p text:style-name="P93">let novoObjeto = Object.assign({ }, objeto1, objeto2) </text:p>
      <text:p text:style-name="P93"/>
      <text:p text:style-name="P17">Fazendo isso os dois objetos irão parar dentro do novo, e o novo dentro da <text:span text:style-name="T46">variavel: </text:span><text:span text:style-name="T2"><text:s/>novoObjeto = {objeto1 + objeto2} </text:span></text:p>
      <text:p text:style-name="P18"/>
      <text:p text:style-name="P19">Para alterar um objeto já existente basta declarar o objeto alvo primeiro e depois os que serão mergiados. Não será necessario armazena-los em uma variavel:</text:p>
      <text:p text:style-name="P94">Object.assign(objeto1, objeto2) </text:p>
      <text:p text:style-name="P20"/>
      <text:p text:style-name="P112">Obs: <text:span text:style-name="T5">A preferencia é sempre gerar um novo objeto</text:span></text:p>
      <text:p text:style-name="P45">__________________________</text:p>
      <text:p text:style-name="P113">Ex:</text:p>
      <text:p text:style-name="P59">let usuario = { <text:line-break/> <text:s text:c="4"/>nome: ‘rafael’, </text:p>
      <text:p text:style-name="P59"><text:s text:c="5"/>idade: 18 </text:p>
      <text:p text:style-name="P59">} </text:p>
      <text:p text:style-name="P59"/>
      <text:p text:style-name="P59"><text:soft-page-break/>let extraInfo = { </text:p>
      <text:p text:style-name="P59"><text:s text:c="5"/>pais: ‘Brasil’, </text:p>
      <text:p text:style-name="P59"><text:s text:c="5"/>estado: ‘Santa Catarina’ </text:p>
      <text:p text:style-name="P59">} </text:p>
      <text:p text:style-name="P59"/>
      <text:p text:style-name="P59">let novoUsuario = Object.assign({ }, usuario, extraInfo) </text:p>
      <text:p text:style-name="P59">console.log(novoUsuario) </text:p>
      <text:p text:style-name="P112"/>
      <text:p text:style-name="P112">Saida:</text:p>
      <text:p text:style-name="P59">{ nome: ‘rafael’, idade: 18, pais: ‘Brasil’, estado: ‘Santa Catarina’} </text:p>
      <text:p text:style-name="P45"/>
      <text:p text:style-name="P45">ou</text:p>
      <text:p text:style-name="P45"/>
      <text:p text:style-name="P59">Object.assign(usuario, extraInfo) </text:p>
      <text:p text:style-name="P59">console.log(usuario) </text:p>
      <text:p text:style-name="P45"/>
      <text:p text:style-name="P112">Saida:</text:p>
      <text:p text:style-name="P59">{ nome: ‘rafael’, idade: 18, pais: ‘Brasil’, estado: ‘Santa Catarina’} </text:p>
      <text:p text:style-name="P13">_____________________________________________________________________</text:p>
      <text:h text:style-name="P126" text:outline-level="2">Merge de Objetos com spread</text:h>
      <text:p text:style-name="P21">O operador spread vai <text:s/><text:span text:style-name="T18">espalhar as propriedades dos objetos ao invés de adicionar o objeto em si. Para fazer isso declare o spread antes do nome do objeto:</text:span></text:p>
      <text:p text:style-name="P95">let novoObjeto = { </text:p>
      <text:p text:style-name="P95"><text:s text:c="5"/>…objeto1 </text:p>
      <text:p text:style-name="P95"><text:s text:c="5"/>…objeto2 </text:p>
      <text:p text:style-name="P95">} </text:p>
      <text:p text:style-name="P22"/>
      <text:p text:style-name="P23"><text:soft-page-break/>é uma forma diferente de merge, porem tem o mesmo efeito do Object.assign( ). <text:span text:style-name="T19">Serve pra juntar dois ou mais objetos em um principal</text:span></text:p>
      <text:p text:style-name="P14">_____________________________________________________________________</text:p>
      <text:h text:style-name="P126" text:outline-level="2">Propriedade Dinamica</text:h>
      <text:p text:style-name="P24">São propriedades que podem ser alteradas a qualquer momento. </text:p>
      <text:p text:style-name="P24">É <text:span text:style-name="T20">quando uma variavel é declarada como propriedade, </text:span><text:span text:style-name="T21">porem quem se torna a propriedade é seu valor, ou seja, é quando o valor de uma variavel se torna uma propriedade</text:span><text:span text:style-name="T20">.</text:span></text:p>
      <text:p text:style-name="P25">Para fazer isso basta colocar colchetes e dentro o nome da variavel:</text:p>
      <text:p text:style-name="P96">let variavel = valorVariavel </text:p>
      <text:p text:style-name="P96">let objeto = { </text:p>
      <text:p text:style-name="P96"><text:s text:c="5"/>[variavel]: valor </text:p>
      <text:p text:style-name="P96">} </text:p>
      <text:p text:style-name="P26"><text:tab/> <text:s/>-</text:p>
      <text:p text:style-name="P96">let objeto = { </text:p>
      <text:p text:style-name="P96"><text:s text:c="5"/>valorVariavel: valor </text:p>
      <text:p text:style-name="P96">} </text:p>
      <text:p text:style-name="P114"/>
      <text:p text:style-name="P114">Ex:</text:p>
      <text:p text:style-name="P96">let nome = ‘ultimoNome’ </text:p>
      <text:p text:style-name="P96">let usuario = { </text:p>
      <text:p text:style-name="P96"><text:s text:c="5"/>primeiroNome: ‘rafael’, </text:p>
      <text:p text:style-name="P96"><text:s text:c="5"/>[nome]: ‘alves’ </text:p>
      <text:p text:style-name="P96">} </text:p>
      <text:p text:style-name="P97">console.log(usuario) </text:p>
      <text:p text:style-name="P114">Saida:</text:p>
      <text:p text:style-name="P96">let nome = ‘ultimoNome’ </text:p>
      <text:p text:style-name="P96">let usuario = { </text:p>
      <text:p text:style-name="P96"><text:s text:c="5"/>primeiroNome: ‘rafael’, </text:p>
      <text:p text:style-name="P96"><text:soft-page-break/><text:s text:c="5"/>ultimoNome: ‘alves’ </text:p>
      <text:p text:style-name="P96">} </text:p>
      <text:p text:style-name="P27"/>
      <text:p text:style-name="P27">_____________________________________________________________________</text:p>
      <text:h text:style-name="P126" text:outline-level="2">Get e Set</text:h>
      <text:p text:style-name="P1"><text:span text:style-name="Strong_20_Emphasis"><text:span text:style-name="T7">O get é um prefixo </text:span></text:span><text:span text:style-name="Strong_20_Emphasis"><text:span text:style-name="T8">que é usado quando um valor precisa ser retornado em um metodo, ou seja, quando um metodo retorna algo o get pode ser usado. Ele tambem vai associar uma propriedade a uma função, essa função pode ser chamada se tal propriedade é acessada, não fazendo necessario o paranteses para a execução:</text:span></text:span></text:p>
      <text:p text:style-name="P2"><text:span text:style-name="Strong_20_Emphasis"><text:span text:style-name="T10">let objeto = { </text:span></text:span></text:p>
      <text:p text:style-name="P2"><text:span text:style-name="Strong_20_Emphasis"><text:span text:style-name="T10"><text:s text:c="5"/>get metodo( <text:s/>) { </text:span></text:span></text:p>
      <text:p text:style-name="P2"><text:span text:style-name="Strong_20_Emphasis"><text:span text:style-name="T10"><text:s text:c="10"/>return <text:s/></text:span></text:span></text:p>
      <text:p text:style-name="P2"><text:span text:style-name="Strong_20_Emphasis"><text:span text:style-name="T10"><text:s text:c="5"/>} </text:span></text:span></text:p>
      <text:p text:style-name="P2"><text:span text:style-name="Strong_20_Emphasis"><text:span text:style-name="T10">} </text:span></text:span></text:p>
      <text:p text:style-name="P2"><text:span text:style-name="Strong_20_Emphasis"><text:span text:style-name="T10">objeto.metodo </text:span></text:span><text:span text:style-name="Strong_20_Emphasis"><text:span text:style-name="T9"><text:s/>← Executando</text:span></text:span></text:p>
      <text:p text:style-name="P2"><text:span text:style-name="Strong_20_Emphasis"><text:span text:style-name="T36"/></text:span></text:p>
      <text:p text:style-name="P2"><text:span text:style-name="Strong_20_Emphasis"><text:span text:style-name="T15">Ex:</text:span></text:span></text:p>
      <text:p text:style-name="P3"><text:span text:style-name="Strong_20_Emphasis"><text:span text:style-name="T11">let usuario = { </text:span></text:span></text:p>
      <text:p text:style-name="P3"><text:span text:style-name="Strong_20_Emphasis"><text:span text:style-name="T10"><text:s text:c="5"/></text:span></text:span><text:span text:style-name="Strong_20_Emphasis"><text:span text:style-name="T11">nome: ‘Rafael’, </text:span></text:span></text:p>
      <text:p text:style-name="P3"><text:span text:style-name="Strong_20_Emphasis"><text:span text:style-name="T10"><text:s text:c="5"/></text:span></text:span><text:span text:style-name="Strong_20_Emphasis"><text:span text:style-name="T11">get fala( ) { </text:span></text:span></text:p>
      <text:p text:style-name="P3"><text:span text:style-name="Strong_20_Emphasis"><text:span text:style-name="T10"><text:s text:c="10"/></text:span></text:span><text:span text:style-name="Strong_20_Emphasis"><text:span text:style-name="T11">let frase = ‘oi’ </text:span></text:span></text:p>
      <text:p text:style-name="P3"><text:span text:style-name="Strong_20_Emphasis"><text:span text:style-name="T10"><text:s text:c="10"/></text:span></text:span><text:span text:style-name="Strong_20_Emphasis"><text:span text:style-name="T11">return frase </text:span></text:span></text:p>
      <text:p text:style-name="P3"><text:span text:style-name="Strong_20_Emphasis"><text:span text:style-name="T10"><text:s text:c="5"/></text:span></text:span><text:span text:style-name="Strong_20_Emphasis"><text:span text:style-name="T11">} </text:span></text:span></text:p>
      <text:p text:style-name="P3"><text:span text:style-name="Strong_20_Emphasis"><text:span text:style-name="T11">} </text:span></text:span></text:p>
      <text:p text:style-name="P3"><text:span text:style-name="Strong_20_Emphasis"><text:span text:style-name="T11">console.log(usuario.fala) </text:span></text:span></text:p>
      <text:p text:style-name="P2"><text:span text:style-name="Strong_20_Emphasis"><text:span text:style-name="T15">Saida:</text:span></text:span></text:p>
      <text:p text:style-name="P98">oi </text:p>
      <text:p text:style-name="P46">__________________________</text:p>
      <text:p text:style-name="P53"><text:soft-page-break/>O set é um prefixo <text:span text:style-name="T22">que é usado quando algum valor é alterado </text:span><text:span text:style-name="T23">ou definido ou</text:span><text:span text:style-name="T22"> quando um parametro é necessario </text:span><text:span text:style-name="T23">ou os dois, ou seja, quando alguma ação envolvendo um valor é feita o set poderá ser usado. Ele tambem permite armazenar valores únicos de qualquer tipo, metodos, objetos etc.</text:span></text:p>
      <text:p text:style-name="P60">Let objeto = { </text:p>
      <text:p text:style-name="P61"><text:s text:c="5"/><text:span text:style-name="T24">variavel: valor, </text:span></text:p>
      <text:p text:style-name="P60"><text:s text:c="6"/>set metodo(parametro) { <text:line-break/> <text:s text:c="9"/><text:span text:style-name="T24">this.</text:span>variavel = parametro </text:p>
      <text:p text:style-name="P60"><text:s text:c="5"/>} </text:p>
      <text:p text:style-name="P60">} </text:p>
      <text:p text:style-name="P60">objeto.metodo = novoValor </text:p>
      <text:p text:style-name="P46"/>
      <text:p text:style-name="P115">Ex:</text:p>
      <text:p text:style-name="P99">let usuario = { </text:p>
      <text:p text:style-name="P99"><text:span text:style-name="T6"><text:s text:c="5"/></text:span>idade: 18, </text:p>
      <text:p text:style-name="P61"><text:s text:c="5"/><text:span text:style-name="T24">set novaIdade(anos) { </text:span></text:p>
      <text:p text:style-name="P61"><text:s text:c="10"/><text:span text:style-name="T24">this.idade = anos </text:span></text:p>
      <text:p text:style-name="P61"><text:s text:c="5"/><text:span text:style-name="T24">} </text:span></text:p>
      <text:p text:style-name="P99">} </text:p>
      <text:p text:style-name="P99">usuario.novaIdade = 20 </text:p>
      <text:p text:style-name="P99">console.log(usuario.idade) </text:p>
      <text:p text:style-name="P115">Saida:</text:p>
      <text:p text:style-name="P99">20 </text:p>
      <text:p text:style-name="P4"/>
      <text:p text:style-name="P116">Resumindo: <text:span text:style-name="T5">Usando o get e o set se torna possível declarar metodos com o mesmo nome em um mesmo objeto, o javascript vai diferenciar os metodos pelo prefixo, o que estiver com o get e o que estiver com o set</text:span></text:p>
      <text:p text:style-name="P30"/>
      <text:p text:style-name="P31"/>
      <text:p text:style-name="P28">_____________________________________________________________________</text:p>
      <text:h text:style-name="P126" text:outline-level="2"><text:soft-page-break/>Destructuring</text:h>
      <text:p text:style-name="P32">É <text:span text:style-name="T25">uma forma de extrair </text:span><text:span text:style-name="T26">dados de objetos e arrays, usado para encurtar a atribuição do valor de uma propriedade para uma variavel.</text:span></text:p>
      <text:p text:style-name="P34">Para fazer isso <text:span text:style-name="T27">basta colocar o nome da variavel o mesmo que o da propriedade, envolver com chaves e dar um espaço no começo e no fim:</text:span></text:p>
      <text:p text:style-name="P100">let objeto = { </text:p>
      <text:p text:style-name="P100"><text:s text:c="5"/>propriedade: valor </text:p>
      <text:p text:style-name="P100">} </text:p>
      <text:p text:style-name="P100">let { propriedade } = objeto </text:p>
      <text:p text:style-name="P34"/>
      <text:p text:style-name="P35">Entre as chaves é dito o nome da propriedade requerida, vai ser criado uma variavel de mesmo nome com o valor dessas propriedades. Dentro das chaves é permitido criar mais de uma variavel:</text:p>
      <text:p text:style-name="P101">let objeto = { </text:p>
      <text:p text:style-name="P101"><text:s text:c="5"/>propriedade1: valor1, </text:p>
      <text:p text:style-name="P101"><text:s text:c="5"/>propriedade2: valor2 </text:p>
      <text:p text:style-name="P101">} </text:p>
      <text:p text:style-name="P36"><text:span text:style-name="T2">let { propriedade1, propriedade2 } = objeto </text:span><text:s/>← Vai criar duas variaveis com o nome e valor das propriedades</text:p>
      <text:p text:style-name="P37"/>
      <text:p text:style-name="P37">É <text:span text:style-name="T28">possível trocar o nome da variavel para ficar diferente do da propriedade:</text:span></text:p>
      <text:p text:style-name="P102">let { propriedade: novaPropriedade } = objeto </text:p>
      <text:p text:style-name="P38"/>
      <text:p text:style-name="P117">Ex:</text:p>
      <text:p text:style-name="P103">let usuario = { </text:p>
      <text:p text:style-name="P103"><text:s text:c="5"/>nome: ‘rafael’, </text:p>
      <text:p text:style-name="P103"><text:s text:c="5"/>idade: 18, </text:p>
      <text:p text:style-name="P103"><text:s text:c="5"/>sexo: ‘M’ </text:p>
      <text:p text:style-name="P103">} </text:p>
      <text:p text:style-name="P103">let { nome: primeiroNome, idade, sexo } = usuario </text:p>
      <text:p text:style-name="P103"><text:soft-page-break/>console.log(primeiroNome) </text:p>
      <text:p text:style-name="P103">console.log(idade) </text:p>
      <text:p text:style-name="P103">console.log(sexo) </text:p>
      <text:p text:style-name="P33"/>
      <text:p text:style-name="P118">Saida:</text:p>
      <text:p text:style-name="P103">rafael </text:p>
      <text:p text:style-name="P103">18 </text:p>
      <text:p text:style-name="P103">M </text:p>
      <text:p text:style-name="P47">__________________________</text:p>
      <text:p text:style-name="P39">Usando o destructuring <text:span text:style-name="T31">tambem </text:span>é possível <text:span text:style-name="T32">extrair propriedades de um objeto aninhado (objeto dentro de objeto dentro de objeto…), é possível extrair mesmo que o objeto seja filho de filho de filho:</text:span></text:p>
      <text:p text:style-name="P104">let objeto = { </text:p>
      <text:p text:style-name="P104"><text:s text:c="5"/>objetoFilho: {propriedade1: valor1, propriedade2: valor2} </text:p>
      <text:p text:style-name="P104">} </text:p>
      <text:p text:style-name="P105">let { objetoFilho: { propriedade1 } } = objeto </text:p>
      <text:p text:style-name="P40"/>
      <text:p text:style-name="P41"><text:span text:style-name="T33">se for objeto é preciso colocar dois ponto e chaves novamente, sempre com espaço no começo e fim e sempre </text:span>na ordem:</text:p>
      <text:p text:style-name="P106">let objeto = { </text:p>
      <text:p text:style-name="P106"><text:s text:c="5"/>objetoFilho1: { </text:p>
      <text:p text:style-name="P106"><text:s text:c="10"/>objetoFilho2: { </text:p>
      <text:p text:style-name="P106"><text:s text:c="15"/>propriedade: valor </text:p>
      <text:p text:style-name="P106"><text:s text:c="10"/>} </text:p>
      <text:p text:style-name="P106"><text:s text:c="5"/>} </text:p>
      <text:p text:style-name="P106">} </text:p>
      <text:p text:style-name="P106">let { objetoFilho1: { objetoFilho2: { propriedade } } } = objeto </text:p>
      <text:p text:style-name="P48"/>
      <text:p text:style-name="P48"/>
      <text:p text:style-name="P48"/>
      <text:p text:style-name="P48"><text:soft-page-break/>__________________________</text:p>
      <text:p text:style-name="P54">Para não dar “undefined” caso a propriedade alvo não exista é preciso colocar um sinal de igual e um valor, esse valor será considerado o default caso a propriedade não exista:</text:p>
      <text:p text:style-name="P62">let { propriedade = valor } = objeto </text:p>
      <text:p text:style-name="P49">__________________________</text:p>
      <text:p text:style-name="P50">É <text:span text:style-name="T34">possível usar o destructuring em parametros para que ao invés da função receber o objeto inteiro, receba apenas suas propriedades, </text:span><text:span text:style-name="T35">no lugar dos parametros será possível extrair as propriedades, a sintaxe é basicamente a mesma quando feita com variaveis:</text:span></text:p>
      <text:p text:style-name="P63">function função({ propriedade1, propriedade2 }) { <text:line-break/>} </text:p>
      <text:p text:style-name="P63">função(objeto) </text:p>
      <text:p text:style-name="P63"/>
      <text:p text:style-name="P119">Ex:</text:p>
      <text:p text:style-name="P63">function usuario({ nome, idade }) { </text:p>
      <text:p text:style-name="P63"><text:s text:c="5"/>console.log(nome) </text:p>
      <text:p text:style-name="P63"><text:s text:c="5"/>console.log(idade) </text:p>
      <text:p text:style-name="P63">} </text:p>
      <text:p text:style-name="P63">let usuarioObj = { </text:p>
      <text:p text:style-name="P63"><text:s text:c="5"/>nome: ‘Rafael’, </text:p>
      <text:p text:style-name="P63"><text:s text:c="5"/>idade: 18 </text:p>
      <text:p text:style-name="P63">} </text:p>
      <text:p text:style-name="P63">usuario(usuarioObj) </text:p>
      <text:p text:style-name="P55"/>
      <text:p text:style-name="P120">Saida:</text:p>
      <text:p text:style-name="P63">Rafael </text:p>
      <text:p text:style-name="P63">18 </text:p>
      <text:p text:style-name="P29"/>
      <text:p text:style-name="P29">_____________________________________________________________________</text:p>
      <text:p text:style-name="P27"><text:soft-page-break/></text:p>
      <text:h text:style-name="P126" text:outline-level="2">Metodos Object</text:h>
      <text:h text:style-name="P127" text:outline-level="3">Keys:</text:h>
      <text:p text:style-name="P42">O metodo Object.keys( ) vai receber um objeto como parametro e vai retornar um array com todas as propriedades desse objeto:</text:p>
      <text:p text:style-name="P107">let objeto = { </text:p>
      <text:p text:style-name="P107"><text:s text:c="5"/>propriedade1: valor1, </text:p>
      <text:p text:style-name="P107"><text:s text:c="5"/>propriedade2: valor2 </text:p>
      <text:p text:style-name="P107">} </text:p>
      <text:p text:style-name="P107">let variavel = Object.keys(objeto) </text:p>
      <text:p text:style-name="P42"/>
      <text:p text:style-name="P121">Ex:</text:p>
      <text:p text:style-name="P64">let usuario = { </text:p>
      <text:p text:style-name="P64"><text:s text:c="5"/>nome: ‘rafael’, </text:p>
      <text:p text:style-name="P64"><text:s text:c="5"/>idade: 18 </text:p>
      <text:p text:style-name="P64">} </text:p>
      <text:p text:style-name="P64">let listaProp = Object.keys(usuario) </text:p>
      <text:p text:style-name="P64">console.log(listaProp) </text:p>
      <text:p text:style-name="P56"/>
      <text:p text:style-name="P121">Saida:</text:p>
      <text:p text:style-name="P64">[‘nome’, ‘idade’] </text:p>
      <text:p text:style-name="P51">__________________________</text:p>
      <text:p text:style-name="P121">Values:</text:p>
      <text:p text:style-name="P57">O metodo Object.values( ) vai receber um objeto como parametro e vai retornar um array com todos os valores desse objeto:</text:p>
      <text:p text:style-name="P108">let objeto = { </text:p>
      <text:p text:style-name="P108"><text:s text:c="5"/>propriedade1: valor1, </text:p>
      <text:p text:style-name="P108"><text:s text:c="5"/>propriedade2: valor2 </text:p>
      <text:p text:style-name="P65">} </text:p>
      <text:p text:style-name="P66"><text:soft-page-break/>let variavel = Object.values(objeto)</text:p>
      <text:p text:style-name="P57"/>
      <text:p text:style-name="P122">Ex:</text:p>
      <text:p text:style-name="P65">let usuario = { </text:p>
      <text:p text:style-name="P65"><text:s text:c="5"/>nome: ‘rafael’, </text:p>
      <text:p text:style-name="P65"><text:s text:c="5"/>idade: 18 </text:p>
      <text:p text:style-name="P65">} </text:p>
      <text:p text:style-name="P65">let lista<text:span text:style-name="T37">Val</text:span> = Object.<text:span text:style-name="T37">values</text:span>(usuario) </text:p>
      <text:p text:style-name="P65">console.log(lista<text:span text:style-name="T37">Val</text:span>) </text:p>
      <text:p text:style-name="P122">Saida:</text:p>
      <text:p text:style-name="P66">[‘rafael’, 18]</text:p>
      <text:p text:style-name="P72">__________________________</text:p>
      <text:p text:style-name="P123">Obs: <text:span text:style-name="T5">Existe muitos outros metodos quetrabalham com objetos</text:span></text:p>
      <text:p text:style-name="P77">_____________________________________________________________________</text:p>
      <text:h text:style-name="P126" text:outline-level="2">Iteração</text:h>
      <text:p text:style-name="P78">Para percorrer um objeto usando o for padrão é necessario fazer um macete, esse macete consiste em usar o Object.keys pra formar um array com as propriedades do objeto e percorrer esse array, <text:span text:style-name="T39">não o objeto em si:</text:span></text:p>
      <text:p text:style-name="P69">let objeto = {</text:p>
      <text:p text:style-name="P70"><text:s text:c="5"/><text:span text:style-name="T40">propriedade1: valor1,</text:span></text:p>
      <text:p text:style-name="P70"><text:s text:c="5"/><text:span text:style-name="T40">propriedade2: valor2</text:span></text:p>
      <text:p text:style-name="P69">}</text:p>
      <text:p text:style-name="P69">let array = Object.keys(objeto)</text:p>
      <text:p text:style-name="P79"/>
      <text:p text:style-name="P69">for(let i = 0; i &lt; array.length; i++) { </text:p>
      <text:p text:style-name="P79"><text:span text:style-name="T2"><text:s text:c="5"/></text:span><text:span text:style-name="T4">array[i] </text:span><text:span text:style-name="T40"><text:s/>← Percorre as propriedades</text:span></text:p>
      <text:p text:style-name="P79"><text:s text:c="5"/><text:span text:style-name="T4">objeto[array[i]] </text:span><text:s/>← <text:span text:style-name="T40">percorre os valores das propriedades</text:span></text:p>
      <text:p text:style-name="P69">} </text:p>
      <text:p text:style-name="P80"/>
      <text:p text:style-name="P73"><text:soft-page-break/>__________________________</text:p>
      <text:p text:style-name="P81">Para percorrer um objeto usando o for of é preciso fazer a mesma coisa que o for padrão, a diferença é que <text:span text:style-name="T41">o for vai </text:span><text:span text:style-name="T43">percorrer e </text:span><text:span text:style-name="T41">retornar diretamente as propriedades </text:span><text:span text:style-name="T42">do array</text:span><text:span text:style-name="T41">:</text:span></text:p>
      <text:p text:style-name="P68">for(let prop of array) { </text:p>
      <text:p text:style-name="P82"><text:span text:style-name="T2"><text:s text:c="5"/>prop </text:span><text:s/><text:span text:style-name="T40">←</text:span> <text:span text:style-name="T40">Percorre as propriedades</text:span></text:p>
      <text:p text:style-name="P82"><text:span text:style-name="T2"><text:s text:c="5"/>objeto[prop] </text:span><text:s/><text:span text:style-name="T38">← </text:span><text:span text:style-name="T40">percorre os valores das propriedades</text:span></text:p>
      <text:p text:style-name="P68">}</text:p>
      <text:p text:style-name="P74">__________________________</text:p>
      <text:p text:style-name="P82">O for in foi feito especificamente para a iteração de objetos, então dos 3 é o mais facil de ser utilizado, ele vai <text:span text:style-name="T43">percorrer e </text:span>retornar diretamente as propriedades que estão no objeto:</text:p>
      <text:p text:style-name="P67">for(let prop in objeto) { </text:p>
      <text:p text:style-name="P83"><text:span text:style-name="T2"><text:s text:c="5"/>prop </text:span><text:s/>← percorre as propriedades do objeto</text:p>
      <text:p text:style-name="P83"><text:span text:style-name="T2"><text:s text:c="5"/>objeto[prop] </text:span><text:s/>← percorre os valores das propriedades</text:p>
      <text:p text:style-name="P67">} </text:p>
      <text:p text:style-name="P75">__________________________</text:p>
      <text:p text:style-name="P84">Para garantir que o objeto não tenha propriedades herdadas de bibliotecas ou de outros objetos <text:span text:style-name="T44">e para que não tenha propriedades inesperadas é necessario usar o metodo .hasOwnProperty(propriedade), esse metodo é usado junto do if e do for pra percorrer cada propriedade:</text:span></text:p>
      <text:p text:style-name="P71">for(let prop in objeto) { </text:p>
      <text:p text:style-name="P71"><text:s text:c="5"/>if(objeto.hasOwnProperty(prop)) { </text:p>
      <text:p text:style-name="P85"><text:span text:style-name="T2"><text:s text:c="5"/>}</text:span> <text:s/>← se prop foi <text:span text:style-name="T45">de fato</text:span> definida dentro do objeto</text:p>
      <text:p text:style-name="P71">} </text:p>
      <text:p text:style-name="P76">__________________________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4:09:45.547988310</meta:creation-date>
    <dc:date>2022-11-17T09:03:58.234471771</dc:date>
    <meta:editing-duration>PT23H30M1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3" meta:paragraph-count="284" meta:word-count="1520" meta:character-count="10288" meta:non-whitespace-character-count="8436"/>
  </office:meta>
</office:document-meta>
</file>